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97941854" text:style-name="L1">
        <text:list-item>
          <text:p text:style-name="P1">Imu parts</text:p>
          <text:list>
            <text:list-item>
              <text:p text:style-name="P1">accelerometer</text:p>
              <text:list>
                <text:list-item>
                  <text:p text:style-name="P1">Freescale 1/3x MMA7260QT</text:p>
                </text:list-item>
                <text:list-item>
                  <text:p text:style-name="P1">3 or 9 adc</text:p>
                </text:list-item>
              </text:list>
            </text:list-item>
            <text:list-item>
              <text:p text:style-name="P1">compass / mag</text:p>
              <text:list>
                <text:list-item>
                  <text:p text:style-name="P1">honeywell 1x HMC5843</text:p>
                </text:list-item>
                <text:list-item>
                  <text:p text:style-name="P1">digital I2C</text:p>
                </text:list-item>
              </text:list>
            </text:list-item>
            <text:list-item>
              <text:p text:style-name="P1">gyro</text:p>
              <text:list>
                <text:list-item>
                  <text:p text:style-name="P1">x/y axis</text:p>
                  <text:list>
                    <text:list-item>
                      <text:p text:style-name="P1">invensense 2x IDG-1215</text:p>
                    </text:list-item>
                    <text:list-item>
                      <text:p text:style-name="P1">4 ADC</text:p>
                    </text:list-item>
                  </text:list>
                </text:list-item>
                <text:list-item>
                  <text:p text:style-name="P1">z axis – one of:</text:p>
                  <text:list>
                    <text:list-item>
                      <text:p text:style-name="P1">analog devices: ADXRS401</text:p>
                      <text:list>
                        <text:list-item>
                          <text:p text:style-name="P1">range: +/- 75 °/s</text:p>
                        </text:list-item>
                        <text:list-item>
                          <text:p text:style-name="P1">sense: 15mV/°/s</text:p>
                        </text:list-item>
                      </text:list>
                    </text:list-item>
                    <text:list-item>
                      <text:p text:style-name="P1">analog devices: ADXRS613</text:p>
                      <text:list>
                        <text:list-item>
                          <text:p text:style-name="P1">range: +/- 150 °/s</text:p>
                        </text:list-item>
                        <text:list-item>
                          <text:p text:style-name="P1">sense: 12.5mV/°/s</text:p>
                        </text:list-item>
                      </text:list>
                    </text:list-item>
                    <text:list-item>
                      <text:p text:style-name="P1">analog devices: ADXRS614</text:p>
                      <text:list>
                        <text:list-item>
                          <text:p text:style-name="P1">range: +/- 50 °/s</text:p>
                        </text:list-item>
                        <text:list-item>
                          <text:p text:style-name="P1">sense: 25 mV/°/s</text:p>
                        </text:list-item>
                      </text:list>
                    </text:list-item>
                  </text:list>
                </text:list-item>
                <text:list-item>
                  <text:p text:style-name="P1">5 ADC total???? - check the AD gyros again</text:p>
                </text:list-item>
              </text:list>
            </text:list-item>
            <text:list-item>
              <text:p text:style-name="P1">MCU / ADC</text:p>
              <text:list>
                <text:list-item>
                  <text:p text:style-name="P1">cost (inlcude labor) mcu vs ext adc</text:p>
                </text:list-item>
              </text:list>
            </text:list-item>
          </text:list>
        </text:list-item>
      </text:list>
      <text:p text:style-name="Standard"/>
      <text:list xml:id="list1606293538" text:continue-list="list1097941854" text:style-name="L1">
        <text:list-item text:start-value="1">
          <text:p text:style-name="P1">PLAN:</text:p>
          <text:list>
            <text:list-item>
              <text:p text:style-name="P1">accelerometer</text:p>
              <text:list>
                <text:list-item>
                  <text:p text:style-name="P1">ST micro 1x LIS331DHL</text:p>
                </text:list-item>
                <text:list-item>
                  <text:p text:style-name="P1">digital I2C</text:p>
                </text:list-item>
              </text:list>
            </text:list-item>
            <text:list-item>
              <text:p text:style-name="P1">compass / mag</text:p>
              <text:list>
                <text:list-item>
                  <text:p text:style-name="P1">honeywell 1x HMC5843</text:p>
                </text:list-item>
                <text:list-item>
                  <text:p text:style-name="P1">digital I2C</text:p>
                </text:list-item>
              </text:list>
            </text:list-item>
            <text:list-item>
              <text:p text:style-name="P1">gyro</text:p>
              <text:list>
                <text:list-item>
                  <text:p text:style-name="P1">x/y axis </text:p>
                  <text:list>
                    <text:list-item>
                      <text:p text:style-name="P1">invensense 1x IDG-1215</text:p>
                    </text:list-item>
                    <text:list-item>
                      <text:p text:style-name="P1">2 ADC</text:p>
                    </text:list-item>
                  </text:list>
                </text:list-item>
                <text:list-item>
                  <text:p text:style-name="P1">z axis – one of:</text:p>
                  <text:list>
                    <text:list-item>
                      <text:p text:style-name="P1">analog devices: ADXRS613</text:p>
                      <text:list>
                        <text:list-item>
                          <text:p text:style-name="P1">range: +/- 75 °/s</text:p>
                        </text:list-item>
                        <text:list-item>
                          <text:p text:style-name="P1">sense: 15mV/°/s</text:p>
                        </text:list-item>
                      </text:list>
                    </text:list-item>
                    <text:list-item>
                      <text:p text:style-name="P1">analog devices: ADXRS614</text:p>
                      <text:list>
                        <text:list-item>
                          <text:p text:style-name="P1">range: +/- 150 °/s</text:p>
                        </text:list-item>
                        <text:list-item>
                          <text:p text:style-name="P1">sense: 12.5mV/°/s</text:p>
                        </text:list-item>
                      </text:list>
                    </text:list-item>
                    <text:list-item>
                      <text:p text:style-name="P1">analog devices: ADXRS401</text:p>
                      <text:list>
                        <text:list-item>
                          <text:p text:style-name="P1">range: +/- 50 °/s</text:p>
                        </text:list-item>
                        <text:list-item>
                          <text:p text:style-name="P1">sense: 25 mV/°/s</text:p>
                        </text:list-item>
                      </text:list>
                    </text:list-item>
                  </text:list>
                </text:list-item>
                <text:list-item>
                  <text:p text:style-name="P1">3 adc total</text:p>
                </text:list-item>
              </text:list>
            </text:list-item>
            <text:list-item>
              <text:p text:style-name="P1">MCU / ADC</text:p>
              <text:list>
                <text:list-item>
                  <text:p text:style-name="P1">arduin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Jacob Schloss</meta:initial-creator>
    <meta:creation-date>2009-03-28T16:27:10</meta:creation-date>
    <dc:date>2009-04-25T02:35:50</dc:date>
    <meta:editing-cycles>15</meta:editing-cycles>
    <meta:editing-duration>PT00H56M56S</meta:editing-duration>
    <meta:document-statistic meta:table-count="0" meta:image-count="0" meta:object-count="0" meta:page-count="1" meta:paragraph-count="48" meta:word-count="190" meta:character-count="810"/>
    <meta:user-defined meta:name="Info 1"/>
    <meta:user-defined meta:name="Info 2"/>
    <meta:user-defined meta:name="Info 3"/>
    <meta:user-defined meta:name="Info 4"/>
  </office:meta>
</office:document-meta>
</file>